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"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SimSun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Year 1</text:p>
          </table:table-cell>
          <table:table-cell office:value-type="string" calcext:value-type="string">
            <text:p>Year 2</text:p>
          </table:table-cell>
          <table:table-cell office:value-type="string" calcext:value-type="string">
            <text:p>Year 3</text:p>
          </table:table-cell>
          <table:table-cell office:value-type="string" calcext:value-type="string">
            <text:p>Year 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ban</text:p>
          </table:table-cell>
          <table:table-cell table:style-name="ce1" office:value-type="percentage" office:value="0.65" calcext:value-type="percentage">
            <text:p>65.00%</text:p>
          </table:table-cell>
          <table:table-cell table:style-name="ce1" office:value-type="percentage" office:value="0.68" calcext:value-type="percentage">
            <text:p>68.00%</text:p>
          </table:table-cell>
          <table:table-cell table:style-name="ce1" office:value-type="percentage" office:value="0.62" calcext:value-type="percentage">
            <text:p>62.00%</text:p>
          </table:table-cell>
          <table:table-cell table:style-name="ce1" office:value-type="percentage" office:value="0.7" calcext:value-type="percentage">
            <text:p>7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ral</text:p>
          </table:table-cell>
          <table:table-cell table:style-name="ce1" office:value-type="percentage" office:value="0.55" calcext:value-type="percentage">
            <text:p>55.00%</text:p>
          </table:table-cell>
          <table:table-cell table:style-name="ce1" office:value-type="percentage" office:value="0.6" calcext:value-type="percentage">
            <text:p>60.00%</text:p>
          </table:table-cell>
          <table:table-cell table:style-name="ce1" office:value-type="percentage" office:value="0.58" calcext:value-type="percentage">
            <text:p>58.00%</text:p>
          </table:table-cell>
          <table:table-cell table:style-name="ce1" office:value-type="percentage" office:value="0.65" calcext:value-type="percentage">
            <text:p>65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blic</text:p>
          </table:table-cell>
          <table:table-cell table:style-name="ce1" office:value-type="percentage" office:value="0.6" calcext:value-type="percentage">
            <text:p>60.00%</text:p>
          </table:table-cell>
          <table:table-cell table:style-name="ce1" office:value-type="percentage" office:value="0.62" calcext:value-type="percentage">
            <text:p>62.00%</text:p>
          </table:table-cell>
          <table:table-cell table:style-name="ce1" office:value-type="percentage" office:value="0.55" calcext:value-type="percentage">
            <text:p>55.00%</text:p>
          </table:table-cell>
          <table:table-cell table:style-name="ce1" office:value-type="percentage" office:value="0.63" calcext:value-type="percentage">
            <text:p>63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vate</text:p>
          </table:table-cell>
          <table:table-cell table:style-name="ce1" office:value-type="percentage" office:value="0.75" calcext:value-type="percentage">
            <text:p>75.00%</text:p>
          </table:table-cell>
          <table:table-cell table:style-name="ce1" office:value-type="percentage" office:value="0.78" calcext:value-type="percentage">
            <text:p>78.00%</text:p>
          </table:table-cell>
          <table:table-cell table:style-name="ce1" office:value-type="percentage" office:value="0.72" calcext:value-type="percentage">
            <text:p>72.00%</text:p>
          </table:table-cell>
          <table:table-cell table:style-name="ce1" office:value-type="percentage" office:value="0.8" calcext:value-type="percentage">
            <text:p>80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le</text:p>
          </table:table-cell>
          <table:table-cell table:style-name="ce1" office:value-type="percentage" office:value="0.7" calcext:value-type="percentage">
            <text:p>70.00%</text:p>
          </table:table-cell>
          <table:table-cell table:style-name="ce1" office:value-type="percentage" office:value="0.72" calcext:value-type="percentage">
            <text:p>72.00%</text:p>
          </table:table-cell>
          <table:table-cell table:style-name="ce1" office:value-type="percentage" office:value="0.68" calcext:value-type="percentage">
            <text:p>68.00%</text:p>
          </table:table-cell>
          <table:table-cell table:style-name="ce1" office:value-type="percentage" office:value="0.75" calcext:value-type="percentage">
            <text:p>75.0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male</text:p>
          </table:table-cell>
          <table:table-cell table:style-name="ce1" office:value-type="percentage" office:value="0.65" calcext:value-type="percentage">
            <text:p>65.00%</text:p>
          </table:table-cell>
          <table:table-cell table:style-name="ce1" office:value-type="percentage" office:value="0.68" calcext:value-type="percentage">
            <text:p>68.00%</text:p>
          </table:table-cell>
          <table:table-cell table:style-name="ce1" office:value-type="percentage" office:value="0.62" calcext:value-type="percentage">
            <text:p>62.00%</text:p>
          </table:table-cell>
          <table:table-cell table:style-name="ce1" office:value-type="percentage" office:value="0.7" calcext:value-type="percentage">
            <text:p>70.00%</text:p>
          </table:table-cell>
          <table:table-cell table:number-columns-repeated="5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<text:s text:c="13"/>| SSC English Pass Rate (%) | HSC English Pass Rate (%)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---------------------------------------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ar 1 <text:s text:c="6"/>| <text:s text:c="11"/>45% <text:s text:c="11"/>| <text:s text:c="11"/>5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ar 2 <text:s text:c="6"/>| <text:s text:c="11"/>48% <text:s text:c="11"/>| <text:s text:c="11"/>58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ar 3 <text:s text:c="6"/>| <text:s text:c="11"/>42% <text:s text:c="11"/>| <text:s text:c="11"/>5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ear 4 <text:s text:c="6"/>| <text:s text:c="11"/>50% <text:s text:c="11"/>| <text:s text:c="11"/>60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-----------------------------------------------------------------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erage <text:s text:c="5"/>| <text:s text:c="11"/>46.25% <text:s text:c="8"/>| <text:s text:c="11"/>55.75%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-----------------------------------------------------------------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| District <text:s/>| SSC English Pass Rate (%) | HSC English Pass Rate (%) 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-----------|---------------------------|---------------------------|</text:p>
          </table:table-cell>
          <table:table-cell table:number-columns-repeated="8"/>
          <table:table-cell office:value-type="string" calcext:value-type="string">
            <text:p>| Dhaka <text:s text:c="8"/>| <text:s text:c="12"/>50% <text:s text:c="10"/>| <text:s text:c="2"/>[1] <text:s text:c="10"/>| <text:s text:c="12"/>60% <text:s text:c="10"/>| <text:s text:c="2"/>[4] <text:s text:c="10"/>|</text:p>
          </table:table-cell>
        </table:table-row>
        <table:table-row table:style-name="ro1">
          <table:table-cell office:value-type="string" calcext:value-type="string">
            <text:p>| Dhaka <text:s text:c="4"/>| <text:s text:c="12"/>50% <text:s text:c="10"/>| <text:s text:c="12"/>60% <text:s text:c="10"/>|</text:p>
          </table:table-cell>
          <table:table-cell table:number-columns-repeated="8"/>
          <table:table-cell office:value-type="string" calcext:value-type="string">
            <text:p>| Chittagong <text:s text:c="3"/>| <text:s text:c="12"/>45% <text:s text:c="10"/>| <text:s text:c="2"/>[2] <text:s text:c="10"/>| <text:s text:c="12"/>55% <text:s text:c="10"/>| <text:s text:c="2"/>[5] <text:s text:c="10"/>|</text:p>
          </table:table-cell>
        </table:table-row>
        <table:table-row table:style-name="ro1">
          <table:table-cell office:value-type="string" calcext:value-type="string">
            <text:p>| Chittagong| <text:s text:c="12"/>45% <text:s text:c="10"/>| <text:s text:c="12"/>55% <text:s text:c="10"/>|</text:p>
          </table:table-cell>
          <table:table-cell table:number-columns-repeated="8"/>
          <table:table-cell office:value-type="string" calcext:value-type="string">
            <text:p>| Rajshahi <text:s text:c="5"/>| <text:s text:c="12"/>48% <text:s text:c="10"/>| <text:s text:c="2"/>[3] <text:s text:c="10"/>| <text:s text:c="12"/>58% <text:s text:c="10"/>| <text:s text:c="2"/>[6] <text:s text:c="10"/>|</text:p>
          </table:table-cell>
        </table:table-row>
        <table:table-row table:style-name="ro1">
          <table:table-cell office:value-type="string" calcext:value-type="string">
            <text:p>| Rajshahi <text:s/>| <text:s text:c="12"/>48% <text:s text:c="10"/>| <text:s text:c="12"/>58% <text:s text:c="10"/>|</text:p>
          </table:table-cell>
          <table:table-cell table:number-columns-repeated="8"/>
          <table:table-cell office:value-type="string" calcext:value-type="string">
            <text:p>| Khulna <text:s text:c="7"/>| <text:s text:c="12"/>42% <text:s text:c="10"/>| <text:s text:c="2"/>[4] <text:s text:c="10"/>| <text:s text:c="12"/>50% <text:s text:c="10"/>| <text:s text:c="2"/>[7] <text:s text:c="10"/>|</text:p>
          </table:table-cell>
        </table:table-row>
        <table:table-row table:style-name="ro1">
          <table:table-cell office:value-type="string" calcext:value-type="string">
            <text:p>| Khulna <text:s text:c="3"/>| <text:s text:c="12"/>42% <text:s text:c="10"/>| <text:s text:c="12"/>50% <text:s text:c="10"/>|</text:p>
          </table:table-cell>
          <table:table-cell table:number-columns-repeated="8"/>
          <table:table-cell office:value-type="string" calcext:value-type="string">
            <text:p>| Barisal <text:s text:c="6"/>| <text:s text:c="12"/>55% <text:s text:c="10"/>| <text:s text:c="2"/>[5] <text:s text:c="10"/>| <text:s text:c="12"/>65% <text:s text:c="10"/>| <text:s text:c="2"/>[8] <text:s text:c="10"/>|</text:p>
          </table:table-cell>
        </table:table-row>
        <table:table-row table:style-name="ro1">
          <table:table-cell office:value-type="string" calcext:value-type="string">
            <text:p>| Barisal <text:s text:c="2"/>| <text:s text:c="12"/>55% <text:s text:c="10"/>| <text:s text:c="12"/>65% <text:s text:c="10"/>|</text:p>
          </table:table-cell>
          <table:table-cell table:number-columns-repeated="8"/>
          <table:table-cell office:value-type="string" calcext:value-type="string">
            <text:p>| Sylhet <text:s text:c="7"/>| <text:s text:c="12"/>40% <text:s text:c="10"/>| <text:s text:c="2"/>[6] <text:s text:c="10"/>| <text:s text:c="12"/>48% <text:s text:c="10"/>| <text:s text:c="2"/>[9] <text:s text:c="10"/>|</text:p>
          </table:table-cell>
        </table:table-row>
        <table:table-row table:style-name="ro1">
          <table:table-cell office:value-type="string" calcext:value-type="string">
            <text:p>| Sylhet <text:s text:c="3"/>| <text:s text:c="12"/>40% <text:s text:c="10"/>| <text:s text:c="12"/>48% <text:s text:c="10"/>|</text:p>
          </table:table-cell>
          <table:table-cell table:number-columns-repeated="8"/>
          <table:table-cell office:value-type="string" calcext:value-type="string">
            <text:p>| Rangpur <text:s text:c="6"/>| <text:s text:c="12"/>46% <text:s text:c="10"/>| <text:s text:c="2"/>[7] <text:s text:c="10"/>| <text:s text:c="12"/>54% <text:s text:c="10"/>| <text:s text:c="2"/>[10] <text:s text:c="9"/>|</text:p>
          </table:table-cell>
        </table:table-row>
        <table:table-row table:style-name="ro1">
          <table:table-cell office:value-type="string" calcext:value-type="string">
            <text:p>| Rangpur <text:s text:c="2"/>| <text:s text:c="12"/>46% <text:s text:c="10"/>| <text:s text:c="12"/>54% <text:s text:c="10"/>|</text:p>
          </table:table-cell>
          <table:table-cell table:number-columns-repeated="8"/>
          <table:table-cell office:value-type="string" calcext:value-type="string">
            <text:p>| Mymensingh <text:s text:c="3"/>| <text:s text:c="12"/>52% <text:s text:c="10"/>| <text:s text:c="2"/>[8] <text:s text:c="10"/>| <text:s text:c="12"/>62% <text:s text:c="10"/>| <text:s text:c="2"/>[11] <text:s text:c="9"/>|</text:p>
          </table:table-cell>
        </table:table-row>
        <table:table-row table:style-name="ro1">
          <table:table-cell office:value-type="string" calcext:value-type="string">
            <text:p>| Mymensingh| <text:s text:c="12"/>52% <text:s text:c="10"/>| <text:s text:c="12"/>62% <text:s text:c="10"/>|</text:p>
          </table:table-cell>
          <table:table-cell table:number-columns-repeated="8"/>
          <table:table-cell office:value-type="string" calcext:value-type="string">
            <text:p>| Cox's Bazar <text:s text:c="2"/>| <text:s text:c="12"/>38% <text:s text:c="10"/>| <text:s text:c="2"/>[9] <text:s text:c="10"/>| <text:s text:c="12"/>46% <text:s text:c="10"/>| <text:s text:c="2"/>[12] <text:s text:c="9"/>|</text:p>
          </table:table-cell>
        </table:table-row>
        <table:table-row table:style-name="ro1">
          <table:table-cell office:value-type="string" calcext:value-type="string">
            <text:p>| Cox's Bazar| <text:s text:c="11"/>38% <text:s text:c="10"/>| <text:s text:c="12"/>46% <text:s text:c="10"/>|</text:p>
          </table:table-cell>
          <table:table-cell table:number-columns-repeated="8"/>
          <table:table-cell office:value-type="string" calcext:value-type="string">
            <text:p>| Jessore <text:s text:c="6"/>| <text:s text:c="12"/>50% <text:s text:c="10"/>| <text:s text:c="2"/>[10] <text:s text:c="9"/>| <text:s text:c="12"/>58% <text:s text:c="10"/>| <text:s text:c="2"/>[13] <text:s text:c="9"/>|</text:p>
          </table:table-cell>
        </table:table-row>
        <table:table-row table:style-name="ro1">
          <table:table-cell office:value-type="string" calcext:value-type="string">
            <text:p>| Jessore <text:s text:c="2"/>| <text:s text:c="12"/>50% <text:s text:c="10"/>| <text:s text:c="12"/>58% <text:s text:c="10"/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-----------------------------------------------------------------</text:p>
          </table:table-cell>
          <table:table-cell table:number-columns-repeated="9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| District <text:s text:c="5"/>| SSC English Pass Rate (%) | Reference (SSC) | HSC English Pass Rate (%) | Reference (HSC) 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---------------|---------------------------|-----------------|---------------------------|-----------------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 Dhaka <text:s text:c="8"/>| <text:s text:c="12"/>50% <text:s text:c="10"/>| <text:s text:c="2"/>[1] <text:s text:c="10"/>| <text:s text:c="12"/>60% <text:s text:c="10"/>| <text:s text:c="2"/>[4] <text:s text:c="10"/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 Chittagong <text:s text:c="3"/>| <text:s text:c="12"/>45% <text:s text:c="10"/>| <text:s text:c="2"/>[2] <text:s text:c="10"/>| <text:s text:c="12"/>55% <text:s text:c="10"/>| <text:s text:c="2"/>[5] <text:s text:c="10"/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 Rajshahi <text:s text:c="5"/>| <text:s text:c="12"/>48% <text:s text:c="10"/>| <text:s text:c="2"/>[3] <text:s text:c="10"/>| <text:s text:c="12"/>58% <text:s text:c="10"/>| <text:s text:c="2"/>[6] <text:s text:c="10"/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 Khulna <text:s text:c="7"/>| <text:s text:c="12"/>42% <text:s text:c="10"/>| <text:s text:c="2"/>[4] <text:s text:c="10"/>| <text:s text:c="12"/>50% <text:s text:c="10"/>| <text:s text:c="2"/>[7] <text:s text:c="10"/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 Barisal <text:s text:c="6"/>| <text:s text:c="12"/>55% <text:s text:c="10"/>| <text:s text:c="2"/>[5] <text:s text:c="10"/>| <text:s text:c="12"/>65% <text:s text:c="10"/>| <text:s text:c="2"/>[8] <text:s text:c="10"/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 Sylhet <text:s text:c="7"/>| <text:s text:c="12"/>40% <text:s text:c="10"/>| <text:s text:c="2"/>[6] <text:s text:c="10"/>| <text:s text:c="12"/>48% <text:s text:c="10"/>| <text:s text:c="2"/>[9] <text:s text:c="10"/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 Rangpur <text:s text:c="6"/>| <text:s text:c="12"/>46% <text:s text:c="10"/>| <text:s text:c="2"/>[7] <text:s text:c="10"/>| <text:s text:c="12"/>54% <text:s text:c="10"/>| <text:s text:c="2"/>[10] <text:s text:c="9"/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 Mymensingh <text:s text:c="3"/>| <text:s text:c="12"/>52% <text:s text:c="10"/>| <text:s text:c="2"/>[8] <text:s text:c="10"/>| <text:s text:c="12"/>62% <text:s text:c="10"/>| <text:s text:c="2"/>[11] <text:s text:c="9"/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 Cox's Bazar <text:s text:c="2"/>| <text:s text:c="12"/>38% <text:s text:c="10"/>| <text:s text:c="2"/>[9] <text:s text:c="10"/>| <text:s text:c="12"/>46% <text:s text:c="10"/>| <text:s text:c="2"/>[12] <text:s text:c="9"/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| Jessore <text:s text:c="6"/>| <text:s text:c="12"/>50% <text:s text:c="10"/>| <text:s text:c="2"/>[10] <text:s text:c="9"/>| <text:s text:c="12"/>58% <text:s text:c="10"/>| <text:s text:c="2"/>[13] <text:s text:c="9"/>|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--------------------------------------------------------------------</text:p>
          </table:table-cell>
          <table:table-cell table:number-columns-repeated="9"/>
        </table:table-row>
      </table:table>
      <table:table table:name="Sheet2" table:style-name="ta1">
        <table:shapes>
          <draw:frame draw:z-index="0" draw:style-name="gr1" draw:text-style-name="P1" svg:width="5.5902in" svg:height="4.287in" svg:x="6.2319in" svg:y="0.8177in">
            <draw:object draw:notify-on-update-of-ranges="Sheet2.D1:Sheet2.D1 Sheet2.D2:Sheet2.D7 Sheet2.E1:Sheet2.E1 Sheet2.E2:Sheet2.E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4815in" svg:height="3.7929in" svg:x="6.2299in" svg:y="5.4819in">
            <draw:object draw:notify-on-update-of-ranges="Sheet2.D34:Sheet2.D34 Sheet2.D35:Sheet2.D39 Sheet2.E34:Sheet2.E34 Sheet2.E35:Sheet2.E3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2">
          <table:table-cell table:number-columns-repeated="3"/>
          <table:table-cell table:style-name="ce2" office:value-type="string" calcext:value-type="string">
            <text:p>Reasons</text:p>
          </table:table-cell>
          <table:table-cell table:style-name="ce2" office:value-type="string" calcext:value-type="string">
            <text:p>Percentage of Respondent</text:p>
          </table:table-cell>
          <table:table-cell table:style-name="ce1"/>
          <table:table-cell office:value-type="string" calcext:value-type="string">
            <text:p><text:s text:c="2"/></text:p>
          </table:table-cell>
        </table:table-row>
        <table:table-row table:style-name="ro2">
          <table:table-cell table:number-columns-repeated="2"/>
          <table:table-cell table:style-name="ce1"/>
          <table:table-cell table:style-name="ce2" office:value-type="string" calcext:value-type="string">
            <text:p>Nervousness</text:p>
          </table:table-cell>
          <table:table-cell table:style-name="ce3" office:value-type="percentage" office:value="0.45" calcext:value-type="percentage">
            <text:p>45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style-name="ce2" office:value-type="string" calcext:value-type="string">
            <text:p>Lack of Practice</text:p>
          </table:table-cell>
          <table:table-cell table:style-name="ce3" office:value-type="percentage" office:value="0.1" calcext:value-type="percentage">
            <text:p>10%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>
            <text:p>Lacking of vocabulary</text:p>
          </table:table-cell>
          <table:table-cell table:style-name="ce3" office:value-type="percentage" office:value="0.27" calcext:value-type="percentage">
            <text:p>27%</text:p>
          </table:table-cell>
          <table:table-cell table:style-name="ce1"/>
          <table:table-cell office:value-type="string" calcext:value-type="string">
            <text:p><text:s text:c="2"/>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Lack of teachers enthusiasm</text:p>
          </table:table-cell>
          <table:table-cell table:style-name="ce3" office:value-type="percentage" office:value="0.03" calcext:value-type="percentage">
            <text:p>3%</text:p>
          </table:table-cell>
          <table:table-cell table:style-name="ce1"/>
          <table:table-cell office:value-type="string" calcext:value-type="string">
            <text:p><text:s text:c="2"/>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Syllabus </text:p>
          </table:table-cell>
          <table:table-cell table:style-name="ce3" office:value-type="percentage" office:value="0.15" calcext:value-type="percentage">
            <text:p>15%</text:p>
          </table:table-cell>
          <table:table-cell table:style-name="ce1"/>
          <table:table-cell office:value-type="string" calcext:value-type="string">
            <text:p><text:s text:c="2"/></text:p>
          </table:table-cell>
        </table:table-row>
        <table:table-row table:style-name="ro2">
          <table:table-cell table:number-columns-repeated="3"/>
          <table:table-cell table:style-name="ce2" office:value-type="string" calcext:value-type="string">
            <text:p>Unfavorable environment</text:p>
          </table:table-cell>
          <table:table-cell table:style-name="ce3" office:value-type="percentage" office:value="0.08" calcext:value-type="percentage">
            <text:p>8%</text:p>
          </table:table-cell>
          <table:table-cell table:style-name="ce1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<text:s text:c="2"/></text:p>
          </table:table-cell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office:value-type="string" calcext:value-type="string">
            <text:p><text:s text:c="2"/></text:p>
          </table:table-cell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/>Dhak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Chittago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Rajshahi <text:s/>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Khulna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Barisa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Sylhe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Rangpu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Mymensingh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Cox's Baza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<text:s/>Jessore</text:p>
          </table:table-cell>
          <table:table-cell table:number-columns-repeated="5"/>
        </table:table-row>
        <table:table-row table:style-name="ro1" table:number-rows-repeated="6"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 calcext:value-type="string">
            <text:p>Response</text:p>
          </table:table-cell>
          <table:table-cell table:style-name="ce2" office:value-type="string" calcext:value-type="string">
            <text:p>Percentage of Respondent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>
            <text:p>Agree</text:p>
          </table:table-cell>
          <table:table-cell table:style-name="ce3" office:value-type="percentage" office:value="0.2" calcext:value-type="percentage">
            <text:p>20%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>
            <text:p>Disagree</text:p>
          </table:table-cell>
          <table:table-cell table:style-name="ce3" office:value-type="percentage" office:value="0.35" calcext:value-type="percentage">
            <text:p>35%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>
            <text:p>Strongly agree</text:p>
          </table:table-cell>
          <table:table-cell table:style-name="ce3" office:value-type="percentage" office:value="0.03" calcext:value-type="percentage">
            <text:p>3%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>
            <text:p>Strongly disagree</text:p>
          </table:table-cell>
          <table:table-cell table:style-name="ce3" office:value-type="percentage" office:value="0.27" calcext:value-type="percentage">
            <text:p>27%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>
            <text:p>Neutral</text:p>
          </table:table-cell>
          <table:table-cell table:style-name="ce3" office:value-type="percentage" office:value="0.15" calcext:value-type="percentage">
            <text:p>15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10:28:41.480000000</meta:creation-date>
    <dc:date>2024-01-09T13:52:46.325000000</dc:date>
    <meta:editing-duration>PT3H24M3S</meta:editing-duration>
    <meta:editing-cycles>6</meta:editing-cycles>
    <meta:generator>LibreOffice/7.5.5.2$Windows_X86_64 LibreOffice_project/ca8fe7424262805f223b9a2334bc7181abbcbf5e</meta:generator>
    <meta:document-statistic meta:table-count="2" meta:cell-count="122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pie-offset="11"/>
      <style:graphic-properties draw:fill-color="#004586"/>
    </style:style>
    <style:style style:name="ch9" style:family="chart">
      <style:chart-properties chart:solid-type="cuboid" chart:pie-offset="4"/>
      <style:graphic-properties draw:fill-color="#ff420e"/>
    </style:style>
    <style:style style:name="ch10" style:family="chart">
      <style:chart-properties chart:solid-type="cuboid" chart:pie-offset="5"/>
      <style:graphic-properties draw:fill-color="#ffd320"/>
    </style:style>
    <style:style style:name="ch11" style:family="chart">
      <style:chart-properties chart:solid-type="cuboid" chart:pie-offset="9"/>
      <style:graphic-properties draw:fill-color="#579d1c"/>
    </style:style>
    <style:style style:name="ch12" style:family="chart">
      <style:chart-properties chart:solid-type="cuboid" chart:pie-offset="12"/>
      <style:graphic-properties draw:fill-color="#7e0021"/>
    </style:style>
    <style:style style:name="ch13" style:family="chart">
      <style:chart-properties chart:solid-type="cuboid" chart:pie-offset="5"/>
      <style:graphic-properties draw:fill-color="#83caf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2cm" svg:height="10.89cm" xlink:href=".." xlink:type="simple" chart:class="chart:circle" chart:style-name="ch1">
        <chart:legend chart:legend-position="end" svg:x="8.866cm" svg:y="3.282cm" style:legend-expansion="custom" svg:width="4.864cm" svg:height="3.678cm" style:legend-expansion-aspect-ratio="1.32245785753127" chart:style-name="ch2"/>
        <chart:plot-area chart:style-name="ch3" table:cell-range-address="Sheet2.D1:Sheet2.E7" chart:data-source-has-labels="both" svg:x="-0.001cm" svg:y="1.043cm" svg:width="9.103cm" svg:height="9.103cm">
          <chart:coordinate-region svg:x="-0.001cm" svg:y="1.043cm" svg:width="9.103cm" svg:height="9.103cm"/>
          <chart:axis chart:dimension="x" chart:name="primary-x" chart:style-name="ch4" chartooo:axis-type="auto">
            <chartooo:date-scale/>
            <chart:categories table:cell-range-address="Sheet2.D2:Sheet2.D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2:Sheet2.E7" chart:label-cell-address="Sheet2.E1:Sheet2.E1" chart:class="chart:circle">
            <chart:data-point chart:style-name="ch8" loext:custom-label-pos-x="-0.0819776040566237" loext:custom-label-pos-y="-0.118927357884103"/>
            <chart:data-point chart:style-name="ch9" loext:custom-label-pos-x="-0.0899359109796465" loext:custom-label-pos-y="0.127468087060336"/>
            <chart:data-point chart:style-name="ch10" loext:custom-label-pos-x="0.00394393971406437" loext:custom-label-pos-y="0.146937276150243"/>
            <chart:data-point chart:style-name="ch11" loext:custom-label-pos-x="0.0503556588492147" loext:custom-label-pos-y="0.19487556249426"/>
            <chart:data-point chart:style-name="ch12" loext:custom-label-pos-x="0.074019297133601" loext:custom-label-pos-y="-0.128386445036275"/>
            <chart:data-point chart:style-name="ch13" loext:custom-label-pos-x="-0.00133812240298609" loext:custom-label-pos-y="-0.11387638901643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of Respondent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ervousness</text:p>
                <draw:g>
                  <svg:desc>Sheet2.D2:Sheet2.D7</svg:desc>
                </draw:g>
              </table:table-cell>
              <table:table-cell office:value-type="float" office:value="0.45">
                <text:p>0.45</text:p>
                <draw:g>
                  <svg:desc>Sheet2.E2:Sheet2.E7</svg:desc>
                </draw:g>
              </table:table-cell>
            </table:table-row>
            <table:table-row>
              <table:table-cell office:value-type="string">
                <text:p>Lack of Practice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Lacking of vocabulary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Lack of teachers enthusiasm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yllabus 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Unfavorable environment</text:p>
              </table:table-cell>
              <table:table-cell office:value-type="float" office:value="0.08">
                <text:p>0.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 chart:data-label-series="fals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 chart:pie-offset="10"/>
      <style:graphic-properties draw:fill-color="#004586"/>
    </style:style>
    <style:style style:name="ch9" style:family="chart">
      <style:chart-properties chart:solid-type="cuboid" chart:pie-offset="15"/>
      <style:graphic-properties draw:fill-color="#ff420e"/>
    </style:style>
    <style:style style:name="ch10" style:family="chart">
      <style:chart-properties chart:solid-type="cuboid" chart:pie-offset="9"/>
      <style:graphic-properties draw:fill-color="#ffd320"/>
    </style:style>
    <style:style style:name="ch11" style:family="chart">
      <style:chart-properties chart:solid-type="cuboid" chart:pie-offset="6"/>
      <style:graphic-properties draw:fill-color="#579d1c"/>
    </style:style>
    <style:style style:name="ch12" style:family="chart">
      <style:chart-properties chart:solid-type="cuboid" chart:pie-offset="6"/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3.924cm" svg:height="9.635cm" xlink:href=".." xlink:type="simple" chart:class="chart:circle" chart:style-name="ch1">
        <chart:legend chart:legend-position="end" svg:x="9.114cm" svg:y="2.535cm" style:legend-expansion="custom" svg:width="4.134cm" svg:height="3.982cm" style:legend-expansion-aspect-ratio="1.0381717729784" chart:style-name="ch2"/>
        <chart:plot-area chart:style-name="ch3" table:cell-range-address="Sheet2.D34:Sheet2.E39" chart:data-source-has-labels="both" svg:x="1.227cm" svg:y="0.766cm" svg:width="8.083cm" svg:height="8.083cm">
          <chart:coordinate-region svg:x="0.827cm" svg:y="0.766cm" svg:width="8.884cm" svg:height="8.083cm"/>
          <chart:axis chart:dimension="x" chart:name="primary-x" chart:style-name="ch4" chartooo:axis-type="auto">
            <chartooo:date-scale/>
            <chart:categories table:cell-range-address="Sheet2.D35:Sheet2.D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E35:Sheet2.E39" chart:label-cell-address="Sheet2.E34:Sheet2.E34" chart:class="chart:circle">
            <chart:data-point chart:style-name="ch8" loext:custom-label-pos-x="-0.10802269625799" loext:custom-label-pos-y="-0.148121237284617"/>
            <chart:data-point chart:style-name="ch9" loext:custom-label-pos-x="-0.0931552108022696" loext:custom-label-pos-y="0.126738634004567"/>
            <chart:data-point chart:style-name="ch10" loext:custom-label-pos-x="-0.0135746606334842" loext:custom-label-pos-y="0.0818974465434919"/>
            <chart:data-point chart:style-name="ch11" loext:custom-label-pos-x="0.0702434820081879" loext:custom-label-pos-y="0.140336308905958"/>
            <chart:data-point chart:style-name="ch12" loext:custom-label-pos-x="0.0580334697981757" loext:custom-label-pos-y="-0.15798214656425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of Respondent</text:p>
                <draw:g>
                  <svg:desc>Sheet2.E34:Sheet2.E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gree</text:p>
                <draw:g>
                  <svg:desc>Sheet2.D35:Sheet2.D39</svg:desc>
                </draw:g>
              </table:table-cell>
              <table:table-cell office:value-type="float" office:value="0.2">
                <text:p>0.2</text:p>
                <draw:g>
                  <svg:desc>Sheet2.E35:Sheet2.E39</svg:desc>
                </draw:g>
              </table:table-cell>
            </table:table-row>
            <table:table-row>
              <table:table-cell office:value-type="string">
                <text:p>Disagree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Strongly agree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Strongly disagree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Neutral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5.2$Windows_X86_64 LibreOffice_project/ca8fe7424262805f223b9a2334bc7181abbcbf5e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